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b3b3b3"/>
    </style:style>
    <style:style style:name="ce3" style:family="table-cell" style:parent-style-name="Default">
      <style:table-cell-properties fo:background-color="#b3b3b3"/>
      <style:map style:condition="cell-content()&gt;[$Sheet1.$C$10]" style:apply-style-name="warning" style:base-cell-address="Sheet1.C12"/>
      <style:map style:condition="cell-content()&lt;=[$Sheet1.$C$10]" style:apply-style-name="safe" style:base-cell-address="Sheet1.C12"/>
    </style:style>
    <style:style style:name="ce4" style:family="table-cell" style:parent-style-name="Default" style:data-style-name="N122"/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Calculate the max current given the sense resistor</text:p>
          </table:table-cell>
          <table:table-cell table:number-columns-repeated="4"/>
        </table:table-row>
        <table:table-row table:style-name="ro1">
          <table:table-cell office:value-type="string">
            <text:p>sense resistor</text:p>
          </table:table-cell>
          <table:table-cell office:value-type="string">
            <text:p>Rsense</text:p>
          </table:table-cell>
          <table:table-cell table:style-name="ce2" office:value-type="float" office:value="0.05">
            <text:p>0.05</text:p>
          </table:table-cell>
          <table:table-cell office:value-type="string">
            <text:p>ohm</text:p>
          </table:table-cell>
          <table:table-cell/>
        </table:table-row>
        <table:table-row table:style-name="ro1">
          <table:table-cell office:value-type="string">
            <text:p>max current</text:p>
          </table:table-cell>
          <table:table-cell office:value-type="string">
            <text:p>Imax</text:p>
          </table:table-cell>
          <table:table-cell table:formula="of:=0.05/[.C2]" office:value-type="float" office:value="1">
            <text:p>1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Calculate the sense resistor given the max current</text:p>
          </table:table-cell>
          <table:table-cell table:number-columns-repeated="4"/>
        </table:table-row>
        <table:table-row table:style-name="ro1">
          <table:table-cell office:value-type="string">
            <text:p>max current</text:p>
          </table:table-cell>
          <table:table-cell office:value-type="string">
            <text:p>Imax</text:p>
          </table:table-cell>
          <table:table-cell table:style-name="ce2" office:value-type="float" office:value="1">
            <text:p>1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sense resistor</text:p>
          </table:table-cell>
          <table:table-cell office:value-type="string">
            <text:p>Rsense</text:p>
          </table:table-cell>
          <table:table-cell table:formula="of:=0.05/[.C6]" office:value-type="float" office:value="0.05">
            <text:p>0.05</text:p>
          </table:table-cell>
          <table:table-cell office:value-type="string">
            <text:p>ohm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Run the numbers</text:p>
          </table:table-cell>
          <table:table-cell table:number-columns-repeated="4"/>
        </table:table-row>
        <table:table-row table:style-name="ro1">
          <table:table-cell office:value-type="string">
            <text:p>max current</text:p>
          </table:table-cell>
          <table:table-cell office:value-type="string">
            <text:p>Imax</text:p>
          </table:table-cell>
          <table:table-cell table:style-name="ce2" office:value-type="float" office:value="1">
            <text:p>1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sense resistor</text:p>
          </table:table-cell>
          <table:table-cell office:value-type="string">
            <text:p>Rsense</text:p>
          </table:table-cell>
          <table:table-cell table:formula="of:=0.05/[.C10]" office:value-type="float" office:value="0.05">
            <text:p>0.05</text:p>
          </table:table-cell>
          <table:table-cell office:value-type="string">
            <text:p>ohm</text:p>
          </table:table-cell>
          <table:table-cell/>
        </table:table-row>
        <table:table-row table:style-name="ro1">
          <table:table-cell office:value-type="string">
            <text:p>voltage gain</text:p>
          </table:table-cell>
          <table:table-cell office:value-type="string">
            <text:p>Vgf</text:p>
          </table:table-cell>
          <table:table-cell office:value-type="float" office:value="32.55">
            <text:p>32.55</text:p>
          </table:table-cell>
          <table:table-cell office:value-type="string">
            <text:p>Hz/V (from datasheet)</text:p>
          </table:table-cell>
          <table:table-cell/>
        </table:table-row>
        <table:table-row table:style-name="ro2">
          <table:table-cell office:value-type="string">
            <text:p>your current through Rs</text:p>
          </table:table-cell>
          <table:table-cell office:value-type="string">
            <text:p>I</text:p>
          </table:table-cell>
          <table:table-cell table:style-name="ce3" office:value-type="float" office:value="1">
            <text:p>1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frequency out</text:p>
          </table:table-cell>
          <table:table-cell office:value-type="string">
            <text:p>f</text:p>
          </table:table-cell>
          <table:table-cell table:formula="of:=[.C12]*ABS([.C13]*[.C11])" office:value-type="float" office:value="1.6275">
            <text:p>1.63</text:p>
          </table:table-cell>
          <table:table-cell office:value-type="string">
            <text:p>Hz</text:p>
          </table:table-cell>
          <table:table-cell/>
        </table:table-row>
        <table:table-row table:style-name="ro1">
          <table:table-cell office:value-type="string">
            <text:p>= one pulse every</text:p>
          </table:table-cell>
          <table:table-cell/>
          <table:table-cell table:formula="of:=1/[.C14]" office:value-type="float" office:value="0.614439324116743">
            <text:p>0.61</text:p>
          </table:table-cell>
          <table:table-cell office:value-type="string">
            <text:p>s</text:p>
          </table:table-cell>
          <table:table-cell/>
        </table:table-row>
        <table:table-row table:style-name="ro1">
          <table:table-cell office:value-type="string">
            <text:p>one pulse equal to</text:p>
          </table:table-cell>
          <table:table-cell/>
          <table:table-cell table:formula="of:=1/([.C12]*[.C11])" office:value-type="float" office:value="0.614439324116743">
            <text:p>0.61</text:p>
          </table:table-cell>
          <table:table-cell office:value-type="string">
            <text:p>coulomb</text:p>
          </table:table-cell>
          <table:table-cell/>
        </table:table-row>
        <table:table-row table:style-name="ro1">
          <table:table-cell office:value-type="string">
            <text:p>one pulse equal to</text:p>
          </table:table-cell>
          <table:table-cell/>
          <table:table-cell table:style-name="ce4" table:formula="of:=[.C16]/3600" office:value-type="float" office:value="0.000170677590032429">
            <text:p>0.0001707</text:p>
          </table:table-cell>
          <table:table-cell office:value-type="string">
            <text:p>Ah</text:p>
          </table:table-cell>
          <table:table-cell/>
        </table:table-row>
        <table:table-row table:style-name="ro1">
          <table:table-cell office:value-type="string">
            <text:p>one amp-hour equals</text:p>
          </table:table-cell>
          <table:table-cell office:value-type="string">
            <text:p>1 Ah = </text:p>
          </table:table-cell>
          <table:table-cell table:formula="of:=1/[.C17]" office:value-type="float" office:value="5859">
            <text:p>5859</text:p>
          </table:table-cell>
          <table:table-cell office:value-type="string">
            <text:p>pulse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Calculate minimum pull-up resistor </text:p>
          </table:table-cell>
          <table:table-cell table:number-columns-repeated="4"/>
        </table:table-row>
        <table:table-row table:style-name="ro1">
          <table:table-cell office:value-type="string">
            <text:p>computer supply</text:p>
          </table:table-cell>
          <table:table-cell office:value-type="string">
            <text:p>Vcc</text:p>
          </table:table-cell>
          <table:table-cell table:style-name="ce2" office:value-type="float" office:value="3.3">
            <text:p>3.3</text:p>
          </table:table-cell>
          <table:table-cell office:value-type="string">
            <text:p>V</text:p>
          </table:table-cell>
          <table:table-cell/>
        </table:table-row>
        <table:table-row table:style-name="ro1">
          <table:table-cell office:value-type="string">
            <text:p>Minimum pullup resistor</text:p>
          </table:table-cell>
          <table:table-cell office:value-type="string">
            <text:p>Rl &gt; </text:p>
          </table:table-cell>
          <table:table-cell table:formula="of:=([.C21]-0.5)/0.0016" office:value-type="float" office:value="1750">
            <text:p>1750</text:p>
          </table:table-cell>
          <table:table-cell office:value-type="string">
            <text:p>ohm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R1</text:p>
          </table:table-cell>
          <table:table-cell/>
          <table:table-cell table:style-name="ce2" office:value-type="float" office:value="75000">
            <text:p>75000</text:p>
          </table:table-cell>
          <table:table-cell table:number-columns-repeated="2"/>
        </table:table-row>
        <table:table-row table:style-name="ro1">
          <table:table-cell office:value-type="string">
            <text:p>R2</text:p>
          </table:table-cell>
          <table:table-cell/>
          <table:table-cell table:style-name="ce2" office:value-type="float" office:value="47000">
            <text:p>4700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Eq 12</text:p>
          </table:table-cell>
          <table:table-cell/>
          <table:table-cell table:formula="of:=([.C24]+[.C25])" office:value-type="float" office:value="122000">
            <text:p>122000</text:p>
          </table:table-cell>
          <table:table-cell office:value-type="string">
            <text:p>&gt;=</text:p>
          </table:table-cell>
          <table:table-cell table:formula="of:=50*[.C22]" office:value-type="float" office:value="87500">
            <text:p>87500</text:p>
          </table:table-cell>
        </table:table-row>
        <table:table-row table:style-name="ro2">
          <table:table-cell office:value-type="string">
            <text:p>Eq 13</text:p>
          </table:table-cell>
          <table:table-cell office:value-type="string">
            <text:p>1.9 &lt;=</text:p>
          </table:table-cell>
          <table:table-cell table:formula="of:=([.C24]/([.C24]+[.C25]))*[.C21]" office:value-type="float" office:value="2.02868852459016">
            <text:p>2.03</text:p>
          </table:table-cell>
          <table:table-cell office:value-type="string">
            <text:p>&lt;= VDDmin (lowest batt V)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arning" style:family="table-cell" style:parent-style-name="Default">
      <style:table-cell-properties fo:background-color="#ff0000"/>
    </style:style>
    <style:style style:name="safe" style:family="table-cell" style:parent-style-name="Default">
      <style:table-cell-properties fo:background-color="#b3b3b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6">09/06/2013</text:date>, <text:time>11:5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7-28T23:11:07.97</meta:creation-date>
    <dc:date>2013-09-06T11:53:38.02</dc:date>
    <meta:editing-duration>PT01H53M08S</meta:editing-duration>
    <meta:editing-cycles>5</meta:editing-cycles>
    <meta:generator>OpenOffice.org/3.2$Win32 OpenOffice.org_project/320m12$Build-9483</meta:generator>
    <dc:creator>Mike Grusin</dc:creator>
    <meta:document-statistic meta:table-count="1" meta:cell-count="73" meta:object-count="0"/>
  </office:meta>
</office:document-meta>
</file>